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mbossing Tape 3 BRK" svg:font-family="Embossing Tape 3 BRK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5" style:parent-style-name="Normal" style:family="paragraph">
      <style:paragraph-properties fo:margin-left="0.1965in">
        <style:tab-stops/>
      </style:paragraph-properties>
    </style:style>
    <style:style style:name="P6" style:parent-style-name="Párrafodelista" style:family="paragraph">
      <style:paragraph-properties fo:text-align="justify"/>
    </style:style>
    <style:style style:name="P7" style:parent-style-name="Párrafodelista" style:family="paragraph">
      <style:paragraph-properties fo:text-align="justify"/>
    </style:style>
    <style:style style:name="P8" style:parent-style-name="Párrafodelista" style:family="paragraph">
      <style:paragraph-properties fo:text-align="justify"/>
    </style:style>
    <style:style style:name="P9" style:parent-style-name="Párrafodelista" style:family="paragraph">
      <style:paragraph-properties fo:text-align="justify"/>
    </style:style>
    <style:style style:name="P10" style:parent-style-name="Párrafodelista" style:family="paragraph">
      <style:paragraph-properties fo:text-align="justify"/>
    </style:style>
    <style:style style:name="P11" style:parent-style-name="Párrafodelista" style:family="paragraph">
      <style:paragraph-properties fo:text-align="justify"/>
    </style:style>
    <style:style style:name="P12" style:parent-style-name="Párrafodelista" style:family="paragraph">
      <style:paragraph-properties fo:text-align="justify"/>
    </style:style>
    <style:style style:name="P13" style:parent-style-name="Párrafodelista" style:family="paragraph">
      <style:paragraph-properties fo:text-align="justify"/>
    </style:style>
    <style:style style:name="P14" style:parent-style-name="Párrafodelista" style:family="paragraph">
      <style:paragraph-properties fo:text-align="justify"/>
    </style:style>
    <style:style style:name="P15" style:parent-style-name="Normal" style:family="paragraph">
      <style:paragraph-properties fo:text-align="justify" fo:text-indent="0.1965in"/>
    </style:style>
  </office:automatic-styles>
  <office:body>
    <office:text text:use-soft-page-breaks="true">
      <text:p text:style-name="P1">Apéndice B</text:p>
      <text:h text:style-name="Título1" text:outline-level="1">Especificación de requisitos</text:h>
      <text:h text:style-name="Título2" text:outline-level="2">B.1.<text:tab/>Introducción</text:h>
      <text:p text:style-name="Normal"><text:tab/>En este apéndice se exponen los requisitos que debe tener el proyecto. Primero se especifican los objetivos generales de la aplicación software<text:s/>y posteriormente se pasa a catalogar todos los requisitos de la aplicación. Por ultimo se realiza una especificación detallada de los requisitos software de la aplicación.</text:p>
      <text:h text:style-name="Título2" text:outline-level="2">B.2.<text:tab/>Objetivos generales</text:h>
      <text:p text:style-name="P5">Los requisitos de funcionamiento que va a tener este proyecto son los siguientes.</text:p>
      <text:list text:style-name="LFO3" text:continue-numbering="true">
        <text:list-item>
          <text:p text:style-name="P6">El objetivo principal que se persigue en este proyecto<text:s/>es crear una aplicación que permita analizar trayectorias. Con este fin se van a desarrollar e implementar las siguientes características.</text:p>
          <text:list text:continue-numbering="true">
            <text:list-item>
              <text:p text:style-name="P7">Guardar los datos de la aplicación en una base de datos, estos datos se guardarán<text:s/>ya procesados.</text:p>
              <text:list text:continue-numbering="true">
                <text:list-item>
                  <text:p text:style-name="P8">Se precisa eliminar errores<text:s/>que pueda haber en las trayectorias debido a fallos aleatorios o de GPS.</text:p>
                </text:list-item>
                <text:list-item>
                  <text:p text:style-name="P9">Detectar<text:s/>cuales,<text:s/>de los puntos de la ruta,<text:s/>un usuario está parado y agrupar los puntos consecutivos en los que se determina que el usuario está parado.</text:p>
                </text:list-item>
                <text:list-item>
                  <text:p text:style-name="P10">Asignar identificadores de OSM a las paradas, estos identificadores corresponden a<text:s/>la<text:s/>dirección en la que determina que está parado.</text:p>
                </text:list-item>
              </text:list>
            </text:list-item>
            <text:list-item>
              <text:p text:style-name="P11">Permitir al usuario decidir exactamente que datos de la base de datos de la aplicación quiere cargar en el sistema para usar las distintas funcionalidades de la aplicación.</text:p>
            </text:list-item>
            <text:list-item>
              <text:p text:style-name="P12">Predictor que permita predecir a qué categoría<text:s/>o tipo<text:s/>pertenece la siguiente parada de una trayectoria.</text:p>
            </text:list-item>
            <text:list-item>
              <text:p text:style-name="P13">Detección de grupos en trayectorias o conjuntos de trayectorias<text:s/>para su análisis y para<text:s/>la<text:s/>agrupación de nuevas instancias.<text:s/></text:p>
            </text:list-item>
            <text:list-item>
              <text:p text:style-name="P14">Una interfaz amigable para que el usuario pueda utilizar la aplicación.</text:p>
            </text:list-item>
          </text:list>
        </text:list-item>
      </text:list>
      <text:h text:style-name="Título2" text:outline-level="2">B.3.<text:tab/>Catálogo de Requisitos</text:h>
      <text:h text:style-name="Título2" text:outline-level="2">B.4.<text:tab/>Especificación de Requisitos</text:h>
      <text:p text:style-name="Normal"/>
      <text:p text:style-name="P15"/>
      <text:p text:style-name="UBUcuerpoTrabaj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mbossing Tape 3 BRK" svg:font-family="Embossing Tape 3 BRK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UBUcuerpoTrabajo" style:default-outline-level="1">
      <style:paragraph-properties fo:margin-top="0.1652in" fo:margin-bottom="0.0826in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BUcuerpoTrabajo" style:display-name="UBUcuerpoTrabajo" style:family="paragraph" style:parent-style-name="Textbody">
      <style:paragraph-properties fo:margin-bottom="0in" fo:text-indent="0.1965in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1" style:display-name="List 1" style:family="paragraph" style:parent-style-name="Lista" style:list-style-name="List1_1">
      <style:text-properties fo:hyphenate="false"/>
    </style:style>
    <style:style style:name="List1Cont." style:display-name="List 1 Cont." style:family="paragraph" style:parent-style-name="Lista">
      <style:paragraph-properties fo:margin-left="0.25in">
        <style:tab-stops/>
      </style:paragraph-properties>
      <style:text-properties fo:hyphenate="false"/>
    </style:style>
    <style:style style:name="List1End" style:display-name="List 1 End" style:family="paragraph" style:parent-style-name="Lista">
      <style:paragraph-properties fo:margin-bottom="0.1666in" fo:margin-left="0.25in" fo:text-indent="-0.25in">
        <style:tab-stops/>
      </style:paragraph-properties>
      <style:text-properties fo:hyphenate="false"/>
    </style:style>
    <style:style style:name="List1Start" style:display-name="List 1 Start" style:family="paragraph" style:parent-style-name="Lista">
      <style:paragraph-properties fo:margin-top="0.1666in" fo:margin-left="0.2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Lista">
      <style:paragraph-properties fo:margin-left="0.25in" fo:text-indent="-0.25in">
        <style:tab-stops/>
      </style:paragraph-properties>
      <style:text-properties fo:hyphenate="false"/>
    </style:style>
    <style:style style:name="Numbering1Cont." style:display-name="Numbering 1 Cont." style:family="paragraph" style:parent-style-name="Lista">
      <style:paragraph-properties fo:margin-left="0.25in">
        <style:tab-stops/>
      </style:paragraph-properties>
      <style:text-properties fo:hyphenate="false"/>
    </style:style>
    <style:style style:name="Numbering1End" style:display-name="Numbering 1 End" style:family="paragraph" style:parent-style-name="Lista">
      <style:paragraph-properties fo:margin-bottom="0.1666in" fo:margin-left="0.25in" fo:text-indent="-0.25in">
        <style:tab-stops/>
      </style:paragraph-properties>
      <style:text-properties fo:hyphenate="false"/>
    </style:style>
    <style:style style:name="Numbering1Start" style:display-name="Numbering 1 Start" style:family="paragraph" style:parent-style-name="Lista">
      <style:paragraph-properties fo:margin-top="0.1666in" fo:margin-left="0.25in" fo:text-indent="-0.25in">
        <style:tab-stops/>
      </style:paragraph-properties>
      <style:text-properties fo:hyphenate="false"/>
    </style:style>
    <style:style style:name="List5Start" style:display-name="List 5 Start" style:family="paragraph" style:parent-style-name="Lista">
      <style:paragraph-properties fo:margin-top="0.1666in" fo:margin-left="1.25in" fo:text-indent="-0.25in">
        <style:tab-stops/>
      </style:paragraph-properties>
      <style:text-properties fo:hyphenate="false"/>
    </style:style>
    <style:style style:name="NumberingSymbols" style:display-name="Numbering Symbols" style:family="text"/>
    <style:style style:name="Sinespaciado" style:display-name="Sin espaciado" style:family="paragraph">
      <style:text-properties style:font-name-complex="Mangal" style:font-size-complex="10.5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_1" style:display-name="List 1_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393in"/>
      </style:footer-style>
    </style:page-layout>
    <style:style style:name="P2" style:parent-style-name="Normal" style:family="paragraph">
      <style:paragraph-properties fo:text-align="center"/>
    </style:style>
    <style:style style:name="T3" style:parent-style-name="Fuentedepárrafopredeter." style:family="text">
      <style:text-properties style:font-name="Embossing Tape 3 BRK" fo:color="#C0C0C0" fo:font-size="32pt" style:font-size-asian="32pt" style:font-size-complex="32pt"/>
    </style:style>
    <number:date-style style:name="N4" number:language="es" number:country="ES">
      <number:day number:style="long" number:calendar="gregorian"/>
      <number:text>/</number:text>
      <number:month number:textual="true" number:calendar="gregorian"/>
      <number:text>/</number:text>
      <number:year number:calendar="gregorian"/>
    </number:date-style>
    <style:style style:family="graphic" style:name="a0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iedepágina"><draw:frame draw:z-index="251659264" draw:id="id0" draw:style-name="a0" draw:transform="translate(-6.54653in -0.83646in) rotate(-0.96377) translate(3.2431in 16.60899in)" draw:name="Cuadro de texto 1" text:anchor-type="paragraph" svg:width="13.09306in" svg:height="1.67292in" style:rel-width="scale" style:rel-height="scale"><draw:text-box><text:p text:style-name="P2"><text:span text:style-name="T3">Borrador</text:span></text:p></draw:text-box><svg:title/><svg:desc/></draw:frame><text:file-name text:fixed="false" text:display="name-and-extension">2_ObjetivosDelProyecto.odt</text:file-name><text:s/>v.<text:editing-cycles text:fixed="false">11</text:editing-cycles><text:s/><text:title text:fixed="false"/><text:modification-date style:data-style-name="N4">11/jun.19</text:modification-date><text:tab/><text:tab/><text:page-number text:fixed="false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pa </meta:initial-creator>
    <dc:creator>Hector Cogollos Adrian</dc:creator>
    <meta:creation-date>2014-01-25T22:23:00Z</meta:creation-date>
    <dc:date>2019-06-11T06:49:00Z</dc:date>
    <meta:template xlink:href="Normal.dotm" xlink:type="simple"/>
    <meta:editing-cycles>4</meta:editing-cycles>
    <meta:editing-duration>PT21720S</meta:editing-duration>
    <meta:document-statistic meta:page-count="1" meta:paragraph-count="3" meta:word-count="261" meta:character-count="1695" meta:row-count="11" meta:non-whitespace-character-count="1437"/>
  </office:meta>
</office:document-meta>
</file>